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9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84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even though the dictionary gives “aboor”, thweel has the exact same meaning and I am sticking to it</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3">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42">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8">00/00/0000</text:date>, <text:time style:data-style-name="N2" text:time-value="09:25:26.7378062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08T13:34:00.788965337</dc:date>
    <meta:editing-duration>P100DT9H15M50S</meta:editing-duration>
    <meta:editing-cycles>4429</meta:editing-cycles>
    <meta:generator>LibreOffice/6.4.7.2$Linux_X86_64 LibreOffice_project/40$Build-2</meta:generator>
    <meta:document-statistic meta:table-count="3" meta:cell-count="70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